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17:17] == tatirp [bd64638f@gateway/web/freenode/ip.189.100.99.143] has joined #metareciclagem</text:p>
      <text:p text:style-name="Standard">[17:17] &lt;tatirp&gt; oi!</text:p>
      <text:p text:style-name="Standard">[17:17] &lt;mondegrass&gt; tarde!</text:p>
      <text:p text:style-name="Standard">[17:18] &lt;tatirp&gt; cade todo mundo?</text:p>
      <text:p text:style-name="Standard">[17:18] &lt;mabegalli&gt; sei não</text:p>
      <text:p text:style-name="Standard">[17:18] &lt;mabegalli&gt; efe não vem</text:p>
      <text:p text:style-name="Standard">[17:18] &lt;mondegrass&gt; bem, essa é a primeira vez que acompanho do início</text:p>
      <text:p text:style-name="Standard">[17:18] &lt;mondegrass&gt; cá estou</text:p>
      <text:p text:style-name="Standard">[17:18] &lt;mondegrass&gt; :)</text:p>
      <text:p text:style-name="Standard">[17:18] &lt;tatirp&gt; :)</text:p>
      <text:p text:style-name="Standard">[17:19] &lt;tatirp&gt; conversemos, pois sobre o inverno...</text:p>
      <text:p text:style-name="Standard">[17:23] &lt;mabegalli&gt; vamos esperar mais 10 min</text:p>
      <text:p text:style-name="Standard">[17:23] &lt;mabegalli&gt; pode ser?</text:p>
      <text:p text:style-name="Standard">[17:23] &lt;mondegrass&gt; eu ia perguntar isso.</text:p>
      <text:p text:style-name="Standard">[17:23] &lt;mondegrass&gt; por mim td bem</text:p>
      <text:p text:style-name="Standard">[17:24] &lt;tatirp&gt; eu tenho que voltar ao trabalho às 18h05</text:p>
      <text:p text:style-name="Standard">[17:24] &lt;tatirp&gt; mas blz</text:p>
      <text:p text:style-name="Standard">[17:24] &lt;mabegalli&gt; legal, esperemos</text:p>
      <text:p text:style-name="Standard">[17:34] == dasilva [bd473941@gateway/web/freenode/ip.189.71.57.65] has joined #metareciclagem</text:p>
      <text:p text:style-name="Standard">[17:34] &lt;dasilva&gt; opa gente</text:p>
      <text:p text:style-name="Standard">[17:34] &lt;dasilva&gt;  tava instalando o xchat numa máquina nova aqui</text:p>
      <text:p text:style-name="Standard">[17:34] &lt;mabegalli&gt; eba</text:p>
      <text:p text:style-name="Standard">[17:35] &lt;dasilva&gt; mas a maira mandou esse link</text:p>
      <text:p text:style-name="Standard">[17:35] &lt;mabegalli&gt; é mais fácil</text:p>
      <text:p text:style-name="Standard">[17:35] &lt;dasilva&gt; então vim correndo</text:p>
      <text:p text:style-name="Standard">[17:35] &lt;dasilva&gt; e então como estamos?</text:p>
      <text:p text:style-name="Standard">[17:35] &lt;mabegalli&gt; vamos ver se a sília vem</text:p>
      <text:p text:style-name="Standard">[17:35] &lt;mabegalli&gt; esperando vcs</text:p>
      <text:p text:style-name="Standard">[17:35] &lt;mabegalli&gt; tatirp pode salvar o log, e publicar depois?</text:p>
      <text:p text:style-name="Standard">[17:35] &lt;dasilva&gt; é mais fácil mesmo</text:p>
      <text:p text:style-name="Standard">[17:35] &lt;dasilva&gt; desculpem o atraso</text:p>
      <text:p text:style-name="Standard">[17:35] &lt;dasilva&gt; uma dicussãozinha aqui em casa tava rolando agora</text:p>
      <text:p text:style-name="Standard">[17:35] &lt;mabegalli&gt; silia ta entrando</text:p>
      <text:p text:style-name="Standard">[17:35] &lt;tatirp&gt; posso, maira</text:p>
      <text:p text:style-name="Standard">[17:36] &lt;mabegalli&gt; :)</text:p>
      <text:p text:style-name="Standard">[17:36] &lt;mondegrass&gt; :)</text:p>
      <text:p text:style-name="Standard">[17:36] &lt;mabegalli&gt; alguem tem alguma coisa pra expor, fora o mutsaz?</text:p>
      <text:p text:style-name="Standard">[17:36] &lt;mabegalli&gt; relacionado ao mutirao, claro</text:p>
      <text:p text:style-name="Standard">[17:38] &lt;tatirp&gt; acho que a gente pode começar pelo mutsaz mesmo porque acaba caindo no mutirão como um todo, não?</text:p>
      <text:p text:style-name="Standard">[17:38] &lt;tatirp&gt; ops, sem acentos</text:p>
      <text:p text:style-name="Standard">[17:38] &lt;mabegalli&gt; sim</text:p>
      <text:p text:style-name="Standard">[17:38] &lt;mabegalli&gt; ehehe</text:p>
      <text:p text:style-name="Standard">[17:38] &lt;mabegalli&gt; vamos lah entao</text:p>
      <text:p text:style-name="Standard">[17:38] &lt;tatirp&gt; dia, querida!</text:p>
      <text:p text:style-name="Standard">[17:38] &lt;tatirp&gt; diga</text:p>
      <text:p text:style-name="Standard">[17:38] == silia [~quassel@143.107.91.124] has joined #metareciclagem</text:p>
      <text:p text:style-name="Standard">[17:38] &lt;mabegalli&gt; estamos no inverno faz quase um mes, e temos que pensar a data para blogagem e uns temas centrais pra notear ela</text:p>
      <text:p text:style-name="Standard">[17:38] &lt;silia&gt; helous</text:p>
      <text:p text:style-name="Standard"><text:soft-page-break/>[17:39] == Bailux [c932f032@gateway/web/freenode/ip.201.50.240.50] has joined #metareciclagem</text:p>
      <text:p text:style-name="Standard">[17:39] &lt;mabegalli&gt; podemos fazer aquele mesmo esquema: 3 dias de blogagem, com uns 4 ou 5 temas, comecar a divulgar nas redes desde jah?</text:p>
      <text:p text:style-name="Standard">[17:39] &lt;mabegalli&gt; oi,</text:p>
      <text:p text:style-name="Standard">[17:39] &lt;mabegalli&gt; deixa eu colar pra slia e regis a conversa</text:p>
      <text:p text:style-name="Standard">[17:39] &lt;Bailux&gt; hei bando......vou para um telefonema e já volto</text:p>
      <text:p text:style-name="Standard">[17:39] &lt;mabegalli&gt; estamos no inverno faz quase um mes, e temos que pensar a data para blogagem e uns temas centrais pra notear ela. podemos fazer aquele mesmo esquema: 3 dias de blogagem, com uns 4 ou 5 temas, comecar a divulgar nas redes desde jah? [17:35] &lt;mabegalli&gt; oi,</text:p>
      <text:p text:style-name="Standard">[17:40] &lt;Bailux&gt; abs em bando</text:p>
      <text:p text:style-name="Standard">[17:40] &lt;dasilva&gt; por que mudariamos?</text:p>
      <text:p text:style-name="Standard">[17:40] &lt;tatirp&gt; abs, helous, ois :)</text:p>
      <text:p text:style-name="Standard">[17:40] &lt;dasilva&gt; abs regis</text:p>
      <text:p text:style-name="Standard">[17:40] &lt;mabegalli&gt; ah se alguem nao estiver de acordo, podemos mudar</text:p>
      <text:p text:style-name="Standard">[17:40] &lt;mabegalli&gt; abs regis</text:p>
      <text:p text:style-name="Standard">[17:40] &lt;mondegrass&gt; abs, saudacoes</text:p>
      <text:p text:style-name="Standard">[17:40] &lt;mabegalli&gt; mas acho que nem eh o caso neh?</text:p>
      <text:p text:style-name="Standard">[17:40] &lt;Bailux&gt; ja volto..abs</text:p>
      <text:p text:style-name="Standard">[17:40] &lt;mabegalli&gt; deixamos como esta?</text:p>
      <text:p text:style-name="Standard">[17:41] &lt;tatirp&gt; eu gostei desse aviso antecipado como rolou no mutsaz outono</text:p>
      <text:p text:style-name="Standard">[17:41] &lt;tatirp&gt; e parece q tivemos boas respostas</text:p>
      <text:p text:style-name="Standard">[17:41] &lt;mabegalli&gt; sim, e o resultado ficou mais arrumadinho</text:p>
      <text:p text:style-name="Standard">[17:41] &lt;mabegalli&gt; sim</text:p>
      <text:p text:style-name="Standard">[17:41] &lt;mabegalli&gt; bom, entao vamos fazer assim</text:p>
      <text:p text:style-name="Standard">[17:42] &lt;dasilva&gt; por mim td bem</text:p>
      <text:p text:style-name="Standard">[17:42] &lt;dasilva&gt; quem escreve?</text:p>
      <text:p text:style-name="Standard">[17:42] &lt;mabegalli&gt; plano detrabalho: quem pode se responsabilizar em escrever a chamada pra sexta, e postamos no mutirao e começamos a divulgar?</text:p>
      <text:p text:style-name="Standard">[17:42] &lt;tatirp&gt; tenho duvidas sobre os temas</text:p>
      <text:p text:style-name="Standard">[17:42] &lt;mabegalli&gt; [era legal que nao fosse eu denovo :P]</text:p>
      <text:p text:style-name="Standard">[17:42] &lt;mabegalli&gt; calma tati</text:p>
      <text:p text:style-name="Standard">[17:42] &lt;mabegalli&gt; heheh</text:p>
      <text:p text:style-name="Standard">[17:42] &lt;tatirp&gt; nao lembro como foram escolhidos os outros </text:p>
      <text:p text:style-name="Standard">[17:42] &lt;mabegalli&gt; vamos pensar na data</text:p>
      <text:p text:style-name="Standard">[17:42] &lt;tatirp&gt; ah, sim ;)</text:p>
      <text:p text:style-name="Standard">[17:42] &lt;mabegalli&gt; por aqui</text:p>
      <text:p text:style-name="Standard">[17:43] &lt;mabegalli&gt; foram escolhidos por aqui</text:p>
      <text:p text:style-name="Standard">[17:43] &lt;mabegalli&gt; quando é o niver do efe?</text:p>
      <text:p text:style-name="Standard">[17:43] &lt;mabegalli&gt; em agosto, não?</text:p>
      <text:p text:style-name="Standard">[17:43] &lt;tatirp&gt; em agosto</text:p>
      <text:p text:style-name="Standard">[17:43] &lt;mabegalli&gt; que dia?</text:p>
      <text:p text:style-name="Standard">[17:43] &lt;tatirp&gt; 26</text:p>
      <text:p text:style-name="Standard">[17:44] &lt;mabegalli&gt; vamos fazer a blogagem de 25 a 28</text:p>
      <text:p text:style-name="Standard">[17:44] &lt;mabegalli&gt; o que vcs acham?</text:p>
      <text:p text:style-name="Standard">[17:44] &lt;tatirp&gt; pra ele nao poder fazer festa? e ficar mandando e-mail pras pessoas :)</text:p>
      <text:p text:style-name="Standard">[17:44] &lt;mabegalli&gt; hahahah</text:p>
      <text:p text:style-name="Standard">[17:44] &lt;mabegalli&gt; ou blogarmos sobre a festa dele, nao sei hahahha</text:p>
      <text:p text:style-name="Standard">[17:45] &lt;mabegalli&gt; brincadeira</text:p>
      <text:p text:style-name="Standard">[17:45] &lt;tatirp&gt; to brincando hehehe</text:p>
      <text:p text:style-name="Standard">[17:45] &lt;mabegalli&gt; vamos?</text:p>
      <text:p text:style-name="Standard">[17:45] &lt;mabegalli&gt; 25-28 de agosto?</text:p>
      <text:p text:style-name="Standard"><text:soft-page-break/>[17:45] &lt;tatirp&gt; tah, me parece um bom prazo</text:p>
      <text:p text:style-name="Standard">[17:46] &lt;mabegalli&gt; temas:</text:p>
      <text:p text:style-name="Standard">[17:46] &lt;tatirp&gt; clamai, acabei de pensar noutra coisa</text:p>
      <text:p text:style-name="Standard">[17:46] &lt;mabegalli&gt; faaale</text:p>
      <text:p text:style-name="Standard">[17:46] &lt;tatirp&gt; calma - nos comecamos em 07 de setembro com a interdependencia, nao foi?</text:p>
      <text:p text:style-name="Standard">[17:47] &lt;mabegalli&gt; sim</text:p>
      <text:p text:style-name="Standard">[17:47] &lt;tatirp&gt; serah que nao cabem links com esse um ano de blogagem coletiva?</text:p>
      <text:p text:style-name="Standard">[17:47] &lt;tatirp&gt; (nao sei quais, ainda, soh to pensando "alto")</text:p>
      <text:p text:style-name="Standard">[17:47] &lt;mabegalli&gt; mas acho que isso pode ser tema, e não a data</text:p>
      <text:p text:style-name="Standard">[17:48] &lt;tatirp&gt; ah, tah</text:p>
      <text:p text:style-name="Standard">[17:48] &lt;mabegalli&gt; a data vai ficar inviavel para revisar/diagramar/lancar</text:p>
      <text:p text:style-name="Standard">[17:48] &lt;tatirp&gt; silia, qdo a pozimi pode sorrir?</text:p>
      <text:p text:style-name="Standard">[17:48] &lt;mabegalli&gt; vamos ter 15 dias</text:p>
      <text:p text:style-name="Standard">[17:48] &lt;mabegalli&gt; pra fazer tdo, acho que não dá</text:p>
      <text:p text:style-name="Standard">[17:48] &lt;tatirp&gt; entendi, blz</text:p>
      <text:p text:style-name="Standard">[17:48] &lt;silia&gt; nom..</text:p>
      <text:p text:style-name="Standard">[17:48] &lt;silia&gt; alias, bom</text:p>
      <text:p text:style-name="Standard">[17:48] &lt;mabegalli&gt; antes fizemos  primeiro as pressas</text:p>
      <text:p text:style-name="Standard">[17:49] &lt;mabegalli&gt; ehehe</text:p>
      <text:p text:style-name="Standard">[17:49] &lt;mabegalli&gt; beleza</text:p>
      <text:p text:style-name="Standard">[17:49] &lt;mabegalli&gt; entao, temos data,</text:p>
      <text:p text:style-name="Standard">[17:49] &lt;silia&gt; 15 dias é muito pouco mesmo para tudo isso</text:p>
      <text:p text:style-name="Standard">[17:49] &lt;mabegalli&gt; vamos colocar temas:</text:p>
      <text:p text:style-name="Standard">[17:49] &lt;silia&gt; pq nao colocamos 25 de agosto?</text:p>
      <text:p text:style-name="Standard">[17:49] &lt;dasilva&gt; pessoal</text:p>
      <text:p text:style-name="Standard">[17:49] &lt;mabegalli&gt; tati, e um ano de publicacao</text:p>
      <text:p text:style-name="Standard">[17:49] &lt;dasilva&gt; infelizmente não tô podendo continuar</text:p>
      <text:p text:style-name="Standard">[17:49] &lt;mabegalli&gt; e só no mutsaz primavera</text:p>
      <text:p text:style-name="Standard">[17:49] == mbraz [~marcbraz@200.150.186.37] has joined #metareciclagem</text:p>
      <text:p text:style-name="Standard">[17:49] &lt;dasilva&gt; as coisas tão meio complicadas por aqui</text:p>
      <text:p text:style-name="Standard">[17:50] &lt;mabegalli&gt; é na proxima blogagem ehehe</text:p>
      <text:p text:style-name="Standard">[17:50] &lt;tatirp&gt; dasilva, boa sorte!</text:p>
      <text:p text:style-name="Standard">[17:50] &lt;dasilva&gt; leio a posteriori</text:p>
      <text:p text:style-name="Standard">[17:50] &lt;mabegalli&gt; beleza orlando</text:p>
      <text:p text:style-name="Standard">[17:50] &lt;mabegalli&gt; beijos</text:p>
      <text:p text:style-name="Standard">[17:50] &lt;mbraz&gt; olas, atrasadao ...</text:p>
      <text:p text:style-name="Standard">[17:50] &lt;dasilva&gt; e me ofereço pra ajudar</text:p>
      <text:p text:style-name="Standard">[17:50] &lt;dasilva&gt; em algo</text:p>
      <text:p text:style-name="Standard">[17:50] &lt;dasilva&gt; de boa</text:p>
      <text:p text:style-name="Standard">[17:50] &lt;mbraz&gt; acabou ...</text:p>
      <text:p text:style-name="Standard">[17:50] &lt;dasilva&gt; abracos</text:p>
      <text:p text:style-name="Standard">[17:50] &lt;mondegrass&gt; abs</text:p>
      <text:p text:style-name="Standard">[17:50] &lt;mabegalli&gt; abs</text:p>
      <text:p text:style-name="Standard">[17:50] == dasilva [bd473941@gateway/web/freenode/ip.189.71.57.65] has quit [Quit: Page closed]</text:p>
      <text:p text:style-name="Standard">[17:50] &lt;mabegalli&gt; o orlando pode fazer o post-chamada entao :)</text:p>
      <text:p text:style-name="Standard">[17:51] &lt;mabegalli&gt; já que ele ofereceu ajuda</text:p>
      <text:p text:style-name="Standard">[17:51] &lt;mabegalli&gt; eheh</text:p>
      <text:p text:style-name="Standard">[17:51] &lt;tatirp&gt; silia, 25 eh a dat a sugerida pela maira, mesmo</text:p>
      <text:p text:style-name="Standard">[17:51] &lt;mabegalli&gt; o marcelo</text:p>
      <text:p text:style-name="Standard">[17:51] &lt;mbraz&gt; oi</text:p>
      <text:p text:style-name="Standard">[17:51] &lt;mabegalli&gt; definimos a data da blogagem 25-28 de agosto</text:p>
      <text:p text:style-name="Standard"><text:soft-page-break/>[17:51] &lt;mbraz&gt; ok</text:p>
      <text:p text:style-name="Standard">[17:51] &lt;mabegalli&gt; o orlando vai fazer a chamada, publicamos no mutsaz na sexta</text:p>
      <text:p text:style-name="Standard">[17:51] &lt;mbraz&gt; 4 dias</text:p>
      <text:p text:style-name="Standard">[17:51] &lt;mabegalli&gt; e divulgamos muito até lá</text:p>
      <text:p text:style-name="Standard">[17:52] &lt;silia&gt; &lt;tatirp&gt; você tem outra sugestão?</text:p>
      <text:p text:style-name="Standard">[17:52] &lt;mabegalli&gt; agora precisamos definir 4 temas</text:p>
      <text:p text:style-name="Standard">[17:52] &lt;tatirp&gt; tah blz, silia!</text:p>
      <text:p text:style-name="Standard">[17:52] &lt;mabegalli&gt; temas relacionados ao inverno</text:p>
      <text:p text:style-name="Standard">[17:52] &lt;mabegalli&gt; ao que esta acontecendo no mundo agora</text:p>
      <text:p text:style-name="Standard">[17:52] &lt;mabegalli&gt; pensemos...eehe</text:p>
      <text:p text:style-name="Standard">[17:53] &lt;silia&gt; &lt;tatirp&gt; eu não tenho outro nega..</text:p>
      <text:p text:style-name="Standard">[17:53] &lt;mbraz&gt; educacao compartilhada, ou comunitaria ou coeducacao</text:p>
      <text:p text:style-name="Standard">[17:53] &lt;mbraz&gt; por causa da 'possivel' ocupacao da umapaz</text:p>
      <text:p text:style-name="Standard">[17:54] &lt;mbraz&gt; e daquilo que me envolverei cada vez mais ... hehe</text:p>
      <text:p text:style-name="Standard">[17:54] &lt;tatirp&gt; ces acham que cada mes tem temas mais "latentes" ou nem?</text:p>
      <text:p text:style-name="Standard">[17:54] &lt;mabegalli&gt; uhnnn nao sei</text:p>
      <text:p text:style-name="Standard">[17:54] &lt;mabegalli&gt; tava pensando aqui no tempo de hibernar do inverno</text:p>
      <text:p text:style-name="Standard">[17:54] &lt;mabegalli&gt; que as pessoas ficam paralisadas</text:p>
      <text:p text:style-name="Standard">[17:54] &lt;tatirp&gt; mes=estacao/ciclo, no caso</text:p>
      <text:p text:style-name="Standard">[17:55] &lt;mabegalli&gt; e o que esta meio que acontecendo com o mundo</text:p>
      <text:p text:style-name="Standard">[17:55] &lt;mabegalli&gt; existe meio que uma estagnaco uma paralisia</text:p>
      <text:p text:style-name="Standard">[17:55] &lt;mabegalli&gt; com relacao a tudo que acontece</text:p>
      <text:p text:style-name="Standard">[17:55] &lt;silia&gt; sim..vamos deixar o tema mais generico, né?</text:p>
      <text:p text:style-name="Standard">[17:55] &lt;mabegalli&gt; eh como se muios estivessem anestesiados</text:p>
      <text:p text:style-name="Standard">[17:55] &lt;mondegrass&gt; o classicão do inverno é o renascimento</text:p>
      <text:p text:style-name="Standard">[17:55] &lt;tatirp&gt; to perguntando porque acho q o depoimento da silia já eh uma chamada...</text:p>
      <text:p text:style-name="Standard">[17:55] &lt;mondegrass&gt; "rebrotar"</text:p>
      <text:p text:style-name="Standard">[17:55] &lt;mbraz&gt; uai, mas que por causa do frio, as pessoas nao precisam se mexer mais??</text:p>
      <text:p text:style-name="Standard">[17:55] &lt;mabegalli&gt; nao</text:p>
      <text:p text:style-name="Standard">[17:55] &lt;mbraz&gt; sim</text:p>
      <text:p text:style-name="Standard">[17:56] &lt;mabegalli&gt; nao, ehehe</text:p>
      <text:p text:style-name="Standard">[17:56] &lt;silia&gt; &lt;tatirp&gt; podemos remixar e fazer a chamada em cima daquele texto</text:p>
      <text:p text:style-name="Standard">[17:56] &lt;mbraz&gt; falou, mamae kkkk</text:p>
      <text:p text:style-name="Standard">[17:56] &lt;mabegalli&gt; mamae?</text:p>
      <text:p text:style-name="Standard">[17:56] &lt;mabegalli&gt; eu?</text:p>
      <text:p text:style-name="Standard">[17:56] &lt;tatirp&gt; pra mim, a ideia da musa - ausencia do sorriso, hibernacao jah eh tao clara e estimulante</text:p>
      <text:p text:style-name="Standard">[17:56] &lt;mabegalli&gt; sim.</text:p>
      <text:p text:style-name="Standard">[17:56] &lt;mabegalli&gt; entao deixemos assim tati</text:p>
      <text:p text:style-name="Standard">[17:57] &lt;tatirp&gt; eu nao sei pra vcs, mas, pra mim, o tema eh quase um detalhe</text:p>
      <text:p text:style-name="Standard">[17:57] &lt;mabegalli&gt; pedimos para o orlando fazer a chamada em cima disso</text:p>
      <text:p text:style-name="Standard">[17:57] &lt;mabegalli&gt; do texto da silia</text:p>
      <text:p text:style-name="Standard">[17:57] &lt;mabegalli&gt; e cada um faz como quiser</text:p>
      <text:p text:style-name="Standard">[17:57] &lt;mabegalli&gt; sim, eu tb acho tatirp</text:p>
      <text:p text:style-name="Standard">[17:57] &lt;silia&gt; tbm acho</text:p>
      <text:p text:style-name="Standard">[17:58] &lt;mabegalli&gt; e o lancamento dia 22/09</text:p>
      <text:p text:style-name="Standard">[17:58] &lt;mabegalli&gt; dia da entrada da primavera</text:p>
      <text:p text:style-name="Standard">[17:58] &lt;mabegalli&gt; e + um encontrinho</text:p>
      <text:p text:style-name="Standard">[17:58] &lt;mabegalli&gt; sugestoes de lugares ocupaveis?</text:p>
      <text:p text:style-name="Standard">[17:58] &lt;tatirp&gt; silia, como eh na hora de juntar tudo? quais as agruras? ideias? sugestoes? gambiarras operantes?</text:p>
      <text:p text:style-name="Standard">[17:58] &lt;silia&gt; vamos juntar tudo, ou as pessoas vão enviar??</text:p>
      <text:p text:style-name="Standard"><text:soft-page-break/>[17:59] &lt;mabegalli&gt; 22 de setembro eh uma quartafeira</text:p>
      <text:p text:style-name="Standard">[17:59] &lt;tatirp&gt; juntar tudo, que eu digo, eh na hora de trabalhar com o que a galera manda</text:p>
      <text:p text:style-name="Standard">[17:59] &lt;silia&gt; acho que cada vez mais temos que incentivar as pessoas a enviarem, e nao a sairmos coletando</text:p>
      <text:p text:style-name="Standard">[17:59] &lt;mabegalli&gt; dessa vez eu nao coletei nada</text:p>
      <text:p text:style-name="Standard">[18:00] &lt;mabegalli&gt; gente</text:p>
      <text:p text:style-name="Standard">[18:00] &lt;silia&gt; massa..</text:p>
      <text:p text:style-name="Standard">[18:00] &lt;tatirp&gt; bom saber q a galera tah participando espontaneamente...</text:p>
      <text:p text:style-name="Standard">[18:00] &lt;silia&gt; então, tati, acho que podemos definir melhor o modelo da revista, fazer um plano para passar p outra parte da equipe que vai trabalhar na arte</text:p>
      <text:p text:style-name="Standard">[18:00] &lt;silia&gt; tipo, um modelo de sumario..</text:p>
      <text:p text:style-name="Standard">[18:01] &lt;silia&gt; criar umas identidades</text:p>
      <text:p text:style-name="Standard">[18:01] &lt;tatirp&gt; o que eu to pensando eh se ter um tema, nenhum ou varios, como fica o projeto grafico/editorial</text:p>
      <text:p text:style-name="Standard">[18:01] &lt;mabegalli&gt; uhnnn</text:p>
      <text:p text:style-name="Standard">[18:01] &lt;mabegalli&gt; dessa vez eu meio que organizei o texto pelas tematicas</text:p>
      <text:p text:style-name="Standard">[18:01] &lt;mabegalli&gt; acho que ficaram com mais continuidade</text:p>
      <text:p text:style-name="Standard">[18:01] &lt;mabegalli&gt; e isso refletiu na identidade tb</text:p>
      <text:p text:style-name="Standard">[18:02] &lt;silia&gt; ficou mesmo</text:p>
      <text:p text:style-name="Standard">[18:02] &lt;mabegalli&gt; podemos fazer isso dessa vez tb</text:p>
      <text:p text:style-name="Standard">[18:02] &lt;mabegalli&gt; acho bem possivel</text:p>
      <text:p text:style-name="Standard">[18:02] &lt;mabegalli&gt; gente, to pensando aqui</text:p>
      <text:p text:style-name="Standard">[18:02] &lt;tatirp&gt; qdo penso em projeto editorial colaborativo, me vem o desafio de trabalhar com o que emerge da rede</text:p>
      <text:p text:style-name="Standard">[18:02] &lt;silia&gt; habla muchacha</text:p>
      <text:p text:style-name="Standard">[18:02] &lt;mabegalli&gt; em fazer o encontrinho de inveno de 22/09 no mis</text:p>
      <text:p text:style-name="Standard">[18:02] &lt;silia&gt; pegamos pontos chave, tati</text:p>
      <text:p text:style-name="Standard">[18:02] &lt;tatirp&gt; menos em coisas pre-definidas</text:p>
      <text:p text:style-name="Standard">[18:03] &lt;mabegalli&gt; eu e o efe estamos conversando com o pessoal de lah</text:p>
      <text:p text:style-name="Standard">[18:03] &lt;mabegalli&gt; te o habib</text:p>
      <text:p text:style-name="Standard">[18:03] &lt;silia&gt; é importante termos alguns detalhes pre-definidos..</text:p>
      <text:p text:style-name="Standard">[18:03] &lt;mabegalli&gt; acho que pode rolar</text:p>
      <text:p text:style-name="Standard">[18:03] &lt;mbraz&gt; nossa, mis e' bem frio mesmo :)</text:p>
      <text:p text:style-name="Standard">[18:03] &lt;mabegalli&gt; sim e</text:p>
      <text:p text:style-name="Standard">[18:03] &lt;mabegalli&gt; concodo slia</text:p>
      <text:p text:style-name="Standard">[18:03] &lt;tatirp&gt; (eh claro que precisa pensar no tempo de trabalho, como cada um ajuda, mas o conteudo pode ser "supresa")</text:p>
      <text:p text:style-name="Standard">[18:03] &lt;mabegalli&gt; mas acho que da ultima vez foi bom, nao foi?</text:p>
      <text:p text:style-name="Standard">[18:03] &lt;silia&gt; é necessario ter noção que amanha eu posso ir embora, e se entrar outra pessoa ela vai saber dar continuidade</text:p>
      <text:p text:style-name="Standard">[18:03] &lt;mabegalli&gt; mas da outra vez fizemos isso</text:p>
      <text:p text:style-name="Standard">[18:04] &lt;silia&gt; não são pre definições que vao engessar o trabalho da rede, e sim facilitar</text:p>
      <text:p text:style-name="Standard">[18:04] &lt;tatirp&gt; q tipo de pre-definicoes ajudam?</text:p>
      <text:p text:style-name="Standard">[18:05] &lt;tatirp&gt; (soh pra eu entender)</text:p>
      <text:p text:style-name="Standard">[18:06] &lt;silia&gt; a que eu disse lá em cima..</text:p>
      <text:p text:style-name="Standard">[18:06] &lt;silia&gt; um modelo de sumario</text:p>
      <text:p text:style-name="Standard">[18:06] &lt;mabegalli&gt; as que jah existem</text:p>
      <text:p text:style-name="Standard">[18:06] &lt;mabegalli&gt; gente mandei um email para o habib</text:p>
      <text:p text:style-name="Standard">[18:06] &lt;mabegalli&gt; pedindo uma articulacao no MIS</text:p>
      <text:p text:style-name="Standard">[18:06] &lt;tatirp&gt; desculpa, silia, mas nao entendi o que eh o modelo de sumario</text:p>
      <text:p text:style-name="Standard">[18:06] &lt;silia&gt; isso vai facilitar muito,..vamos adequando esse modelo de acordo com as cores viaveis das estações</text:p>
      <text:p text:style-name="Standard"><text:soft-page-break/>[18:06] &lt;mabegalli&gt; pra o encontrinho</text:p>
      <text:p text:style-name="Standard">[18:06] &lt;mabegalli&gt; template tati</text:p>
      <text:p text:style-name="Standard">[18:06] &lt;silia&gt; um estilo de sumario</text:p>
      <text:p text:style-name="Standard">[18:06] &lt;mbraz&gt; saindo ... vou deixar rolando aki e depois leio o log completo. bjss</text:p>
      <text:p text:style-name="Standard">[18:06] &lt;mabegalli&gt; layout/template</text:p>
      <text:p text:style-name="Standard">[18:07] &lt;silia&gt; é, um template</text:p>
      <text:p text:style-name="Standard">[18:07] &lt;mabegalli&gt; theme</text:p>
      <text:p text:style-name="Standard">[18:07] &lt;tatirp&gt; entendi</text:p>
      <text:p text:style-name="Standard">[18:07] &lt;tatirp&gt; (acho - hehehe)</text:p>
      <text:p text:style-name="Standard">[18:07] &lt;mabegalli&gt; tati</text:p>
      <text:p text:style-name="Standard">[18:07] &lt;mabegalli&gt; pensa no blog</text:p>
      <text:p text:style-name="Standard">[18:07] &lt;mabegalli&gt; a estrutura tá fixa</text:p>
      <text:p text:style-name="Standard">[18:07] &lt;mabegalli&gt; mas a cada estação mudamos banner</text:p>
      <text:p text:style-name="Standard">[18:07] &lt;mabegalli&gt; favicon</text:p>
      <text:p text:style-name="Standard">[18:07] &lt;mabegalli&gt; cor do link</text:p>
      <text:p text:style-name="Standard">[18:08] &lt;mabegalli&gt; é isso :)</text:p>
      <text:p text:style-name="Standard">[18:08] == teia [~IceChat7@201.91.254.170] has joined #metareciclagem</text:p>
      <text:p text:style-name="Standard">[18:08] &lt;mabegalli&gt; ter uma base, mudar os elementos</text:p>
      <text:p text:style-name="Standard">[18:08] &lt;mabegalli&gt; oi teia</text:p>
      <text:p text:style-name="Standard">[18:08] &lt;teia&gt; olá, desculpem o atraso</text:p>
      <text:p text:style-name="Standard">[18:08] &lt;tatirp&gt; oi!</text:p>
      <text:p text:style-name="Standard">[18:09] &lt;silia&gt; helou</text:p>
      <text:p text:style-name="Standard">[18:09] &lt;mondegrass&gt; olá :)</text:p>
      <text:p text:style-name="Standard">[18:09] &lt;teia&gt; perdi muita coisa?</text:p>
      <text:p text:style-name="Standard">[18:09] &lt;mabegalli&gt; sim</text:p>
      <text:p text:style-name="Standard">[18:09] &lt;mabegalli&gt; eheheh finalizamos ne?</text:p>
      <text:p text:style-name="Standard">[18:09] &lt;mabegalli&gt; resumindo:</text:p>
      <text:p text:style-name="Standard">[18:09] &lt;mabegalli&gt; orlando faz a chamada, publicamos sexta</text:p>
      <text:p text:style-name="Standard">[18:09] &lt;mabegalli&gt; divulgamos desde jah</text:p>
      <text:p text:style-name="Standard">[18:09] &lt;mabegalli&gt; blogagem de 25-28 de agosto</text:p>
      <text:p text:style-name="Standard">[18:10] &lt;mabegalli&gt; tema: sem tema pre definido</text:p>
      <text:p text:style-name="Standard">[18:10] &lt;mabegalli&gt; mas em cima do conceito que a silia criou</text:p>
      <text:p text:style-name="Standard">[18:10] &lt;mabegalli&gt; encontrinho em 22/09, no mis,</text:p>
      <text:p text:style-name="Standard">[18:10] &lt;mabegalli&gt; jah mandei email para o habib</text:p>
      <text:p text:style-name="Standard">[18:10] &lt;mabegalli&gt; acho que eh isso neh?</text:p>
      <text:p text:style-name="Standard">[18:11] &lt;silia&gt; =)</text:p>
      <text:p text:style-name="Standard">[18:11] &lt;tatirp&gt; oui</text:p>
      <text:p text:style-name="Standard">[18:11] &lt;teia&gt; por acaso rolou interesse de trampar em grupo?</text:p>
      <text:p text:style-name="Standard">[18:11] &lt;teia&gt; tipo: misturar um pouco + o grupo?</text:p>
      <text:p text:style-name="Standard">[18:11] &lt;tatirp&gt;  q grupo?</text:p>
      <text:p text:style-name="Standard">[18:12] &lt;teia&gt; em principio, esse grupo q tá aqui.....</text:p>
      <text:p text:style-name="Standard">[18:12] &lt;teia&gt; misturar ideias, pra uma "coisa" em comum.....</text:p>
      <text:p text:style-name="Standard">[18:12] &lt;mabegalli&gt; ehehehe sim</text:p>
      <text:p text:style-name="Standard">[18:12] &lt;mabegalli&gt; sempre existe</text:p>
      <text:p text:style-name="Standard">[18:12] &lt;mabegalli&gt; mas acho que o desafio</text:p>
      <text:p text:style-name="Standard">[18:12] &lt;teia&gt; ok, pego o log m então....</text:p>
      <text:p text:style-name="Standard">[18:12] &lt;mabegalli&gt; é diante da chamada</text:p>
      <text:p text:style-name="Standard">[18:12] &lt;mabegalli&gt; tentarmos pegar pessoas da rede</text:p>
      <text:p text:style-name="Standard">[18:12] &lt;teia&gt; saquei</text:p>
      <text:p text:style-name="Standard">[18:12] &lt;mabegalli&gt; que nunca fazem nada</text:p>
      <text:p text:style-name="Standard">[18:12] &lt;teia&gt; isso.....</text:p>
      <text:p text:style-name="Standard">[18:13] &lt;tatirp&gt; teia, isso eh o que a gente sempre quer, mas nem sempre consegue ;)</text:p>
      <text:p text:style-name="Standard"><text:soft-page-break/>[18:13] &lt;mondegrass&gt; eu estou disposto. :)</text:p>
      <text:p text:style-name="Standard">[18:13] &lt;teia&gt; massa!!!!!!</text:p>
      <text:p text:style-name="Standard">[18:13] &lt;teia&gt; vamo, então... :)</text:p>
      <text:p text:style-name="Standard">[18:13] &lt;mondegrass&gt; essa epoca do ano te um signifcado importante pra mim</text:p>
      <text:p text:style-name="Standard">[18:13] &lt;teia&gt; q siginificado?</text:p>
      <text:p text:style-name="Standard">[18:13] &lt;tatirp&gt; maira, nao acho que o foco deve ser em quem "nunca faz" nada, mas tornar visivel o que cada um faz</text:p>
      <text:p text:style-name="Standard">[18:13] &lt;mondegrass&gt; é justamente o broto</text:p>
      <text:p text:style-name="Standard">[18:14] &lt;mabegalli&gt; simmm</text:p>
      <text:p text:style-name="Standard">[18:14] &lt;mabegalli&gt; bem dito tati</text:p>
      <text:p text:style-name="Standard">[18:14] &lt;mabegalli&gt; todo mundo faz coisas</text:p>
      <text:p text:style-name="Standard">[18:14] &lt;mabegalli&gt; mas nao ficamos sabendo</text:p>
      <text:p text:style-name="Standard">[18:14] &lt;mabegalli&gt; é isso</text:p>
      <text:p text:style-name="Standard">[18:14] &lt;teia&gt; o broto, enquanto "despertar para o nascer?</text:p>
      <text:p text:style-name="Standard">[18:14] &lt;tatirp&gt; e ver como a gente aproveita melhor esses "fazeres" ocultos, os silencios</text:p>
      <text:p text:style-name="Standard">[18:14] &lt;mabegalli&gt; isso que eu quis dizer</text:p>
      <text:p text:style-name="Standard">[18:14] &lt;teia&gt; pode cre, tati</text:p>
      <text:p text:style-name="Standard">[18:14] &lt;teia&gt; fazeres ocultos, é um lindo nome.....</text:p>
      <text:p text:style-name="Standard">[18:15] &lt;mondegrass&gt; sim, a gt retransmite energia, nessa epoca... pra isso</text:p>
      <text:p text:style-name="Standard">[18:15] &lt;mondegrass&gt; o broto pode ser a ideia, até mesmo o sonho.</text:p>
      <text:p text:style-name="Standard">[18:15] &lt;teia&gt; podemos intensificar essa energia criativa.... e porq essa "sazonalidade"....</text:p>
      <text:p text:style-name="Standard">[18:15] == hd [~hd@143.107.91.109] has joined #metareciclagem</text:p>
      <text:p text:style-name="Standard">[18:16] &lt;mabegalli&gt; oi hd</text:p>
      <text:p text:style-name="Standard">[18:16] &lt;teia&gt; broto.... é singelo, acho uma boa provocativa imagética</text:p>
      <text:p text:style-name="Standard">[18:16] &lt;silia&gt; helou hd</text:p>
      <text:p text:style-name="Standard">[18:16] &lt;tatirp&gt; varias coisas pra pensar nesse inverno :)</text:p>
      <text:p text:style-name="Standard">[18:16] &lt;mondegrass&gt; saudacoes</text:p>
      <text:p text:style-name="Standard">[18:16] &lt;teia&gt; hd, olá....</text:p>
      <text:p text:style-name="Standard">[18:16] &lt;hd&gt; ola</text:p>
      <text:p text:style-name="Standard">[18:16] &lt;silia&gt; gente..inverno me lembra gotas d orvalho</text:p>
      <text:p text:style-name="Standard">[18:16] &lt;hd&gt; q ta rolando?</text:p>
      <text:p text:style-name="Standard">[18:17] &lt;tatirp&gt; oi, hd</text:p>
      <text:p text:style-name="Standard">[18:17] &lt;teia&gt; mondegrass, podemos penasr nesse broto.... em gotas, em ruiídos.....</text:p>
      <text:p text:style-name="Standard">[18:17] &lt;tatirp&gt; fizemos um cronograma de producao do mutsaz inverno</text:p>
      <text:p text:style-name="Standard">[18:17] &lt;teia&gt; silia.... de repente, animações.... acho um charme</text:p>
      <text:p text:style-name="Standard">[18:17] &lt;mondegrass&gt; sim, eu tenho um sonho que vai se realizar nesse inverno</text:p>
      <text:p text:style-name="Standard">[18:17] &lt;tatirp&gt; e agora estamos pirando nas possibilidades do inverno</text:p>
      <text:p text:style-name="Standard">[18:17] &lt;teia&gt; rs... e vc pode compartilhar esse sonho?</text:p>
      <text:p text:style-name="Standard">[18:17] &lt;mondegrass&gt; claro.</text:p>
      <text:p text:style-name="Standard">[18:18] &lt;mondegrass&gt; meu primeiro projeto sonoro</text:p>
      <text:p text:style-name="Standard">[18:18] &lt;teia&gt; :) q legal.....</text:p>
      <text:p text:style-name="Standard">[18:18] &lt;silia&gt; opa teia ,..acho que rola umas animações..</text:p>
      <text:p text:style-name="Standard">[18:18] &lt;silia&gt; tem uma novela que fizemos..eu, gera.glerm, efe ribeiro..simone..</text:p>
      <text:p text:style-name="Standard">[18:18] &lt;teia&gt; silia, acho q a arte q do "inverno" tá bem instigante</text:p>
      <text:p text:style-name="Standard">[18:18] &lt;silia&gt; podemos editar e lança nesse inverno</text:p>
      <text:p text:style-name="Standard">[18:18] &lt;hd&gt; teia... legal as micrometragens</text:p>
      <text:p text:style-name="Standard">[18:18] &lt;silia&gt; é tudo bem obscuro</text:p>
      <text:p text:style-name="Standard">[18:19] &lt;silia&gt; =D</text:p>
      <text:p text:style-name="Standard">[18:19] &lt;teia&gt; :) é nois, hd.....</text:p>
      <text:p text:style-name="Standard">[18:19] &lt;Bailux&gt; gps de afetos do bando</text:p>
      <text:p text:style-name="Standard">[18:19] &lt;hd&gt; :)</text:p>
      <text:p text:style-name="Standard">[18:19] &lt;Bailux&gt; em territorios cobertos</text:p>
      <text:p text:style-name="Standard"><text:soft-page-break/>[18:19] &lt;teia&gt; silia, sou apaixonada por "novelas".....</text:p>
      <text:p text:style-name="Standard">[18:19] &lt;tatirp&gt; galera, vou ter que dar uma fugida aqui</text:p>
      <text:p text:style-name="Standard">[18:19] &lt;silia&gt; haahahah então você vai amar esse teia</text:p>
      <text:p text:style-name="Standard">[18:20] &lt;teia&gt; tati, volte...sempre!</text:p>
      <text:p text:style-name="Standard">[18:20] &lt;tatirp&gt; mas publico o log depois</text:p>
      <text:p text:style-name="Standard">[18:20] &lt;tatirp&gt; (adoro"novelas" tb, silia)</text:p>
      <text:p text:style-name="Standard">[18:20] &lt;Bailux&gt; abs tati</text:p>
      <text:p text:style-name="Standard">[18:20] &lt;teia&gt; mondegrass.... vc tá publicando esse projeto, desde a semente?</text:p>
      <text:p text:style-name="Standard">[18:20] &lt;silia&gt; oba tati</text:p>
      <text:p text:style-name="Standard">[18:20] &lt;silia&gt; essa está cheia de musicas</text:p>
      <text:p text:style-name="Standard">[18:20] &lt;tatirp&gt; (vejo algund de vcs na livraria cultura amanha neh?)</text:p>
      <text:p text:style-name="Standard">[18:20] &lt;teia&gt; boto a maior fé na serie "novelas"</text:p>
      <text:p text:style-name="Standard">[18:21] &lt;tatirp&gt; bjs, volto logo mais</text:p>
      <text:p text:style-name="Standard">[18:21] &lt;mondegrass&gt; teia, meu último post foi há um mes acho</text:p>
      <text:p text:style-name="Standard">[18:21] &lt;teia&gt; infelizmente, não poderei acompanha-los amanha na livraria.....</text:p>
      <text:p text:style-name="Standard">[18:21] &lt;silia&gt; inté amanha tati</text:p>
      <text:p text:style-name="Standard">[18:21] &lt;mondegrass&gt; quando rolou uam movimentação aqui com poesias e tals</text:p>
      <text:p text:style-name="Standard">[18:21] &lt;silia&gt; aahhhhhhhhh teia =(</text:p>
      <text:p text:style-name="Standard">[18:22] &lt;teia&gt; estarei em natal, mas tô acompanhando de longe.....</text:p>
      <text:p text:style-name="Standard">[18:23] &lt;silia&gt; xau tatiii</text:p>
      <text:p text:style-name="Standard">[18:23] &lt;teia&gt; mondegrass.... vou mergulhar nos posts pra gente se interar, podemos marcar + encontros pra roteirizar/criar.....</text:p>
      <text:p text:style-name="Standard">[18:23] &lt;mondegrass&gt; eu quero e preciso.</text:p>
      <text:p text:style-name="Standard">[18:23] &lt;teia&gt; então, vamos pegar esse trem.....</text:p>
      <text:p text:style-name="Horizontal_20_Line"/>
      <text:p text:style-name="P1">[18:24] &lt;teia&gt; talevz a gente possa criar em "capítulos"....</text:p>
      <text:p text:style-name="P1">[18:24] &lt;teia&gt; silia, essa novela.... como a gente faz pra ver? :)</text:p>
      <text:p text:style-name="P1">[18:25] == paje [~chatzilla@client-80-5-44-129.cht-bng-015.adsl.virginmedia.net] has joined #metareciclagem</text:p>
      <text:p text:style-name="P1">[18:25] &lt;mabegalli&gt; salve paje</text:p>
      <text:p text:style-name="P1">[18:25] &lt;paje&gt; salve, salve everione</text:p>
      <text:p text:style-name="P1">[18:25] &lt;silia&gt; teia , vc tem dropbox?</text:p>
      <text:p text:style-name="P1">[18:25] &lt;teia&gt; bem vindo, paje</text:p>
      <text:p text:style-name="P1">[18:26] &lt;mabegalli&gt; paje estamos falando do que podemos produzir pro inverno: texto, audio</text:p>
      <text:p text:style-name="P1">[18:26] &lt;teia&gt; silia, tenho na minha máquina, mas estou longe dela pelos proximos 8 dias</text:p>
      <text:p text:style-name="P1">[18:26] &lt;mabegalli&gt; ensaios fotograficos</text:p>
      <text:p text:style-name="P1">[18:26] &lt;mabegalli&gt; tem alguma ideia?</text:p>
      <text:p text:style-name="P1">[18:26] &lt;paje&gt; grato teia, soh pra dar uma olhadinha.....</text:p>
      <text:p text:style-name="P1">[18:26] &lt;paje&gt; tem o edital de publicacao em lingua estrangeira</text:p>
      <text:p text:style-name="P1">[18:27] &lt;mondegrass&gt; saudacoes, paje</text:p>
      <text:p text:style-name="P1">[18:27] &lt;paje&gt; arte contemporanea, la da bienal....</text:p>
      <text:p text:style-name="P1">[18:27] &lt;paje&gt; viram ?</text:p>
      <text:p text:style-name="P1">[18:27] &lt;teia&gt; vi por cima, paje</text:p>
      <text:p text:style-name="P1">[18:27] &lt;paje&gt; acho que eh um bom plano pro inverno....</text:p>
      <text:p text:style-name="P1">[18:28] &lt;mabegalli&gt; vc tem o link paje?</text:p>
      <text:p text:style-name="P1">[18:28] &lt;teia&gt; pode vir a ser, mesmo.... mas acho q a gente precisa dar uma "forma" pro nosso conteúdo....</text:p>
      <text:p text:style-name="P1">[18:28] &lt;paje&gt; publicacao, pode ser qq coisa, foto, grafico, texto, etc</text:p>
      <text:p text:style-name="P1">[18:28] &lt;teia&gt; seria legal pensar nessas formas</text:p>
      <text:p text:style-name="P1">[18:28] &lt;paje&gt; <text:a xlink:type="simple" xlink:href="http://www.cultura.gov.br/site/2010/07/07/premio-publicacoes-em-lingua-estrangeira-de-arte-contemporanea/" office:target-frame-name="new" xlink:show="replace">http://www.cultura.gov.br/site/2010/07/07/premio-publicacoes-em-lingua-estrangeira-de-arte-contemporanea/</text:a></text:p>
      <text:p text:style-name="P1">[18:29] &lt;paje&gt; eh legal, pq eh sobre brasil, mas feito em lingua estranha, com no minimo 30% de <text:soft-page-break/>coisas nacionais</text:p>
      <text:p text:style-name="P1">[18:29] &lt;silia&gt; teia, voce pode instalar nessa maquina que esta usando</text:p>
      <text:p text:style-name="P1">[18:30] &lt;teia&gt; essa máquina q to usando é de um amigo e tá rolando win</text:p>
      <text:p text:style-name="P1">[18:30] &lt;teia&gt; mas posso tentar baixar .....</text:p>
      <text:p text:style-name="P1">[18:31] &lt;silia&gt; pode sim</text:p>
      <text:p text:style-name="P1">[18:31] &lt;silia&gt; tambem roda no win</text:p>
      <text:p text:style-name="P1">[18:31] &lt;teia&gt; q ótimo.... vou procurar pra baixar agora</text:p>
      <text:p text:style-name="P1">[18:32] &lt;silia&gt; =D</text:p>
      <text:p text:style-name="P1">[18:33] &lt;teia&gt; vcs chegaram a pensar num formato pra esse edital?</text:p>
      <text:p text:style-name="P1">[18:34] &lt;teia&gt; ta baixando, silia</text:p>
      <text:p text:style-name="P1">[18:34] &lt;silia&gt; eba!</text:p>
      <text:p text:style-name="P1">[18:34] &lt;mabegalli&gt; gente</text:p>
      <text:p text:style-name="P1">[18:34] &lt;mabegalli&gt; eu vou ter que sair</text:p>
      <text:p text:style-name="P1">[18:34] &lt;mabegalli&gt; mas fechamos o plano de trabalho</text:p>
      <text:p text:style-name="P1">[18:35] &lt;teia&gt; maira, antes q eu me esqueça, não consegui baixar o pdf</text:p>
      <text:p text:style-name="P1">[18:35] &lt;mabegalli&gt; tati, depois vc publica numa pagna do wiki o resumo e anexa o log, por favor?</text:p>
      <text:p text:style-name="P1">[18:35] &lt;mabegalli&gt; teia</text:p>
      <text:p text:style-name="P1">[18:35] &lt;mabegalli&gt; vc pegou o link de onde?</text:p>
      <text:p text:style-name="P1">[18:35] &lt;mabegalli&gt; eu esqueci, sorry</text:p>
      <text:p text:style-name="P1">[18:35] &lt;teia&gt; da lista metarec</text:p>
      <text:p text:style-name="P1">[18:35] &lt;mabegalli&gt; hhnnnn</text:p>
      <text:p text:style-name="P1">[18:35] &lt;mabegalli&gt; pega do post</text:p>
      <text:p text:style-name="P1">[18:35] &lt;teia&gt; ok</text:p>
      <text:p text:style-name="P1">[18:36] &lt;mabegalli&gt;  <text:a xlink:type="simple" xlink:href="http://mutirao.metareciclagem.org/sites/mutirao.metareciclagem.org/files/gambiologia.pdf" office:target-frame-name="new" xlink:show="replace">http://mutirao.metareciclagem.org/sites/mutirao.metareciclagem.org/files/gambiologia.pdf</text:a></text:p>
      <text:p text:style-name="P1">[18:36] &lt;mabegalli&gt; tenta</text:p>
      <text:p text:style-name="P1">[18:36] &lt;Bailux&gt; &lt;mabegalli&gt; see you</text:p>
      <text:p text:style-name="P1">[18:37] &lt;teia&gt; obrigada, maira</text:p>
      <text:p text:style-name="P1">[18:38] &lt;mabegalli&gt; bjinhos</text:p>
      <text:p text:style-name="P1">[18:38] == mabegalli [c951d46a@gateway/web/freenode/ip.201.81.212.106] has quit [Quit: Page closed]</text:p>
      <text:p text:style-name="P1">[18:43] == hd [~hd@143.107.91.109] has quit [Remote host closed the connection]</text:p>
      <text:p text:style-name="P1">[18:46] &lt;teia&gt; ok, silia,... ta rolando aqui</text:p>
      <text:p text:style-name="P1">[18:50] == mbraz [~marcbraz@200.150.186.37] has quit [Quit: Leaving]</text:p>
      <text:p text:style-name="P1">[18:50] &lt;teia&gt; silia, vc tai?</text:p>
      <text:p text:style-name="P1">[18:51] &lt;teia&gt; mondegrass, vamos marcar pra gente ir desenrolando o broto?</text:p>
      <text:p text:style-name="P1">[18:51] &lt;mondegrass&gt; bora</text:p>
      <text:p text:style-name="P1">[18:51] &lt;mondegrass&gt; vc ta viajando por esses dias?</text:p>
      <text:p text:style-name="P1">[18:51] &lt;teia&gt; sim, estou na estrada, chego dia 18</text:p>
      <text:p text:style-name="P1">[18:52] &lt;mondegrass&gt; proximo fds, entendi</text:p>
      <text:p text:style-name="P1">[18:52] &lt;mondegrass&gt; quer marcar pra algum dia da semana que vem?</text:p>
      <text:p text:style-name="P1">[18:52] &lt;mondegrass&gt; tem algumas coisas que eu, curioso, quero sacar</text:p>
      <text:p text:style-name="P1">[18:52] &lt;teia&gt; quero, sim.... pode ser sábado?</text:p>
      <text:p text:style-name="P1">[18:53] &lt;teia&gt; eu tb!</text:p>
      <text:p text:style-name="P1">[18:53] &lt;mondegrass&gt; 17?</text:p>
      <text:p text:style-name="P1">[18:53] &lt;mondegrass&gt; pode</text:p>
      <text:p text:style-name="P1">[18:53] &lt;mondegrass&gt; ou no proximo</text:p>
      <text:p text:style-name="P1">[18:53] &lt;mondegrass&gt; ?</text:p>
      <text:p text:style-name="P1">[18:53] &lt;teia&gt; dia 18, é melhor, q já estou em casa</text:p>
      <text:p text:style-name="P1">[18:53] &lt;teia&gt; podemos dar um toque pro gera e a silia tb.....</text:p>
      <text:p text:style-name="P1">[18:54] &lt;mondegrass&gt; dia 18, domingo</text:p>
      <text:p text:style-name="P1"><text:soft-page-break/>[18:54] &lt;mondegrass&gt; fechado</text:p>
      <text:p text:style-name="P1">[18:54] &lt;mondegrass&gt; lembra sobre aquela ideia de captar os sons?</text:p>
      <text:p text:style-name="P1">[18:55] &lt;mondegrass&gt; to armando um lance aqui com um gravador xing-ling</text:p>
      <text:p text:style-name="P1">[18:55] &lt;teia&gt; sim, claro.... não esqueci as montanhas, tb.....</text:p>
      <text:p text:style-name="P1">[18:55] &lt;mondegrass&gt; da pra registrar muita coisa, por ser portatil</text:p>
      <text:p text:style-name="P1">[18:55] &lt;teia&gt; esses dias vi um trampo de umas pessoas fazendo isso.... as gambiarras presas as cercas, as arvores....</text:p>
      <text:p text:style-name="P1">[18:55] &lt;mondegrass&gt; e são fáceis e baratos de se conseguir</text:p>
      <text:p text:style-name="P1">[18:56] &lt;teia&gt; é verdade... com um resultado bem legal....</text:p>
      <text:p text:style-name="P1">[18:56] &lt;mondegrass&gt; eu tenho feito alguns diarios de viagem</text:p>
      <text:p text:style-name="P1">[18:56] &lt;teia&gt; eu andei gravando os barulhos da "noite", no quintal.....</text:p>
      <text:p text:style-name="P1">[18:56] &lt;mondegrass&gt; em alguns festivais que tenho ido de carona</text:p>
      <text:p text:style-name="P1">[18:56] &lt;mondegrass&gt; que massa!</text:p>
      <text:p text:style-name="P1">[18:56] &lt;teia&gt; esses diários estão em video?</text:p>
      <text:p text:style-name="P1">[18:57] &lt;mondegrass&gt; não, somente em áudio</text:p>
      <text:p text:style-name="P1">[18:57] &lt;teia&gt; massa.....</text:p>
      <text:p text:style-name="P1">[18:57] &lt;mondegrass&gt; com esse gravador</text:p>
      <text:p text:style-name="P1">[18:57] &lt;mondegrass&gt; mas o legal do audio</text:p>
      <text:p text:style-name="P1">[18:57] &lt;teia&gt; é um gravador de mp3?</text:p>
      <text:p text:style-name="P1">[18:57] &lt;mondegrass&gt; é que quem ouve desenha</text:p>
      <text:p text:style-name="P1">[18:57] &lt;mondegrass&gt; ahan, mas na hora de soltar convertemos pra ogg</text:p>
      <text:p text:style-name="P1">[18:57] &lt;teia&gt; certo....</text:p>
      <text:p text:style-name="P1">[18:58] &lt;mondegrass&gt; to terminando de editar o primeiro</text:p>
      <text:p text:style-name="P1">[18:58] &lt;mondegrass&gt; os blocos estao montados</text:p>
      <text:p text:style-name="P1">[18:58] &lt;teia&gt; "explica melhor:  que quem ouve desenha".....</text:p>
      <text:p text:style-name="P1">[18:58] &lt;silia&gt; teia , vamos sim! o gera vai adorar</text:p>
      <text:p text:style-name="P1">[18:58] &lt;teia&gt; otimo, silia.....</text:p>
      <text:p text:style-name="P1">[18:58] &lt;teia&gt; silia, ja instalei o dropbox aqui</text:p>
      <text:p text:style-name="P1">[18:58] &lt;mondegrass&gt; silia, eu baixei o disco com a "geladeira metal"</text:p>
      <text:p text:style-name="P1">[18:58] &lt;mondegrass&gt; :)</text:p>
      <text:p text:style-name="P1">[18:59] &lt;silia&gt; ahhaahhahaha</text:p>
      <text:p text:style-name="P1">[18:59] &lt;mondegrass&gt; já ate usei em discotecagem</text:p>
      <text:p text:style-name="P1">[18:59] &lt;silia&gt; o que você achou mondegrass?</text:p>
      <text:p text:style-name="P1">[18:59] &lt;mondegrass&gt; jazz infernal</text:p>
      <text:p text:style-name="P1">[18:59] &lt;teia&gt; quero baixar tb... kd o link??</text:p>
      <text:p text:style-name="P1">[18:59] &lt;silia&gt; nossa, conta mais disso!</text:p>
      <text:p text:style-name="P1">[18:59] &lt;mondegrass&gt; delirante!</text:p>
      <text:p text:style-name="P1">[18:59] &lt;mondegrass&gt; teia, sobre desenhar, é bem simples</text:p>
      <text:p text:style-name="P1">[18:59] &lt;mondegrass&gt; o filme a gt enxerga</text:p>
      <text:p text:style-name="P1">[18:59] &lt;mondegrass&gt; dois sentidos</text:p>
      <text:p text:style-name="P1">[18:59] &lt;mondegrass&gt; quando somente ouvimos, usamos um diretamente</text:p>
      <text:p text:style-name="P1">[18:59] &lt;mondegrass&gt; os outros são todos instigados pela mente</text:p>
      <text:p text:style-name="P1">[19:00] &lt;mondegrass&gt; o video surge na cabeça</text:p>
      <text:p text:style-name="P1">[19:00] &lt;mondegrass&gt; entao, silia</text:p>
      <text:p text:style-name="P1">[19:00] &lt;mondegrass&gt; num festivalzinho aqui</text:p>
      <text:p text:style-name="P1">[19:00] &lt;mondegrass&gt; no teatro</text:p>
      <text:p text:style-name="P1">[19:00] &lt;mondegrass&gt; com projeção e varios incrementos</text:p>
      <text:p text:style-name="P1">[19:00] &lt;mondegrass&gt; usei a jazz infernal</text:p>
      <text:p text:style-name="P1">[19:00] &lt;mondegrass&gt; na discotecagem</text:p>
      <text:p text:style-name="P1">[19:00] &lt;mondegrass&gt; a gt projetou no teto do teatro municipal</text:p>
      <text:p text:style-name="P1">[19:00] &lt;teia&gt; a gente podia articular um fim de semana pra produzir algo nesse sentido....</text:p>
      <text:p text:style-name="P1">[19:00] &lt;mondegrass&gt; tenho um video aqui de como ficou</text:p>
      <text:p text:style-name="P1"><text:soft-page-break/>[19:01] &lt;teia&gt; quero ver!</text:p>
      <text:p text:style-name="P1">[19:01] &lt;silia&gt; uauuuuuuu</text:p>
      <text:p text:style-name="P1">[19:01] &lt;mondegrass&gt; um min</text:p>
      <text:p text:style-name="P1">[19:01] &lt;silia&gt; com certeza!</text:p>
      <text:p text:style-name="P1">[19:01] &lt;mondegrass&gt; é da tour do fora do eixo</text:p>
      <text:p text:style-name="P1">[19:01] &lt;silia&gt; depois te mando o link teia</text:p>
      <text:p text:style-name="P1">[19:01] &lt;mondegrass&gt; eu topo</text:p>
      <text:p text:style-name="P1">[19:01] &lt;teia&gt; uma experiencia nessa linha]</text:p>
      <text:p text:style-name="P1">[19:01] &lt;teia&gt; ok!</text:p>
      <text:p text:style-name="P1">[19:01] &lt;mondegrass&gt; <text:a xlink:type="simple" xlink:href="http://www.youtube.com/watch?v=2iHtTOYFIUI&amp;feature=related" office:target-frame-name="new" xlink:show="replace">http://www.youtube.com/watch?v=2iHtTOYFIUI&amp;feature=related</text:a></text:p>
      <text:p text:style-name="P1">[19:01] &lt;mondegrass&gt; esse video o pessoal do fde fez aqui</text:p>
      <text:p text:style-name="P1">[19:02] &lt;mondegrass&gt; quando veio a cabruera</text:p>
      <text:p text:style-name="P1">[19:02] &lt;mondegrass&gt; foi o evento anterior a esse</text:p>
      <text:p text:style-name="P1">[19:02] &lt;mondegrass&gt; mas da pra ver como o teatro ficou</text:p>
      <text:p text:style-name="P1">[19:02] &lt;teia&gt; to baixando o video</text:p>
      <text:p text:style-name="P1">[19:02] &lt;mondegrass&gt; :)</text:p>
      <text:p text:style-name="P1">[19:03] &lt;silia&gt; que sotaque bonito mondegrass</text:p>
      <text:p text:style-name="P1">[19:04] &lt;mondegrass&gt; esse dia eu fiquei no teatro das 10 ate as 00:30, mas ficaria 2 dias se precisasse. É lindo ver isso acontecendo</text:p>
      <text:p text:style-name="P1">[19:04] &lt;mondegrass&gt; então, essas esperiências com som e imagem funcionam</text:p>
      <text:p text:style-name="P1">[19:05] &lt;mondegrass&gt; obrigado, silia. :)</text:p>
      <text:p text:style-name="P1">[19:06] &lt;mondegrass&gt; experiencias*</text:p>
      <text:p text:style-name="P1">[19:06] &lt;teia&gt; acho, inclusive q a gente pode aprofundar essas vivencias_experiencias.... antenas, sinais, algo de transmissão</text:p>
      <text:p text:style-name="P1">[19:07] &lt;teia&gt; tá um charme, douglas.... o video tá instigante!</text:p>
      <text:p text:style-name="P1">[19:08] &lt;mondegrass&gt; as vzs eu fico meio na órbita, mas quero contar essas historias</text:p>
      <text:p text:style-name="P1">[19:08] &lt;mondegrass&gt; e ouvir várias outras</text:p>
      <text:p text:style-name="P1">[19:08] &lt;mondegrass&gt; pra contar aqui.</text:p>
      <text:p text:style-name="P1">[19:08] &lt;silia&gt; ahahhaha</text:p>
      <text:p text:style-name="P1">[19:08] &lt;mondegrass&gt; :)</text:p>
      <text:p text:style-name="P1">[19:08] &lt;teia&gt; é fio da meada.....</text:p>
      <text:p text:style-name="P1">[19:08] &lt;teia&gt; das novelas....</text:p>
      <text:p text:style-name="P1">[19:09] &lt;mondegrass&gt; vamo fazer, sei lá, uma ciranda extra-sensorial...</text:p>
      <text:p text:style-name="P1">[19:10] &lt;teia&gt; rs.... cirandar, é bom!</text:p>
      <text:p text:style-name="P1">[19:10] &lt;teia&gt; acho q podemos juntar + essas histórias.... de repente, rola.....</text:p>
      <text:p text:style-name="P1">[19:10] &lt;silia&gt; olha..essa novela não tem muito de ciranda..está bem rock..underground</text:p>
      <text:p text:style-name="P1">[19:11] &lt;mondegrass&gt; mas rock underground é uma ciranda, silia</text:p>
      <text:p text:style-name="P1">[19:11] &lt;mondegrass&gt; maos dadas e rotatividade</text:p>
      <text:p text:style-name="P1">[19:11] &lt;silia&gt; é..depende da interpretação, né</text:p>
      <text:p text:style-name="P1">[19:12] &lt;mondegrass&gt; sim</text:p>
      <text:p text:style-name="P1">[19:12] &lt;mondegrass&gt; :)</text:p>
      <text:p text:style-name="P1">[19:12] &lt;teia&gt; rs.... é verdade, dependo do clima....</text:p>
      <text:p text:style-name="P1">[19:12] &lt;mondegrass&gt; as vzs a mente vai longe no balão, dae tenho que puxar a cordinha novamente</text:p>
      <text:p text:style-name="P1">[19:13] &lt;teia&gt; mas temos "capítulos"... histórias.....</text:p>
      <text:p text:style-name="P1">[19:13] &lt;teia&gt; de repente, poderão ser 2 momentos distintos....</text:p>
      <text:p text:style-name="P1">[19:13] &lt;teia&gt; ou mixados pelo som.....</text:p>
      <text:p text:style-name="P1">[19:13] &lt;paje&gt; mondegrass, teia, vou indo</text:p>
      <text:p text:style-name="P1">[19:13] &lt;paje&gt; deslogar aqui</text:p>
      <text:p text:style-name="P1">[19:13] &lt;paje&gt; saludos !!</text:p>
      <text:p text:style-name="P1">[19:14] &lt;teia&gt; ok, page... obrigada!</text:p>
      <text:p text:style-name="P1">[19:14] &lt;mondegrass&gt; abraços, paje</text:p>
      <text:p text:style-name="P1"><text:soft-page-break/>[19:14] &lt;mondegrass&gt; saudacoes do pe da montanha</text:p>
      <text:p text:style-name="P1">[19:14] &lt;paje&gt; qual delas mondegrass ? ainda ta perto de guaxupe ?</text:p>
      <text:p text:style-name="P1">[19:14] &lt;teia&gt; acho q a gente pode olhar com carinho essas histórias e ver o q rola.....</text:p>
      <text:p text:style-name="P1">[19:14] &lt;mondegrass&gt; sim, aqui temos o morro agudo</text:p>
      <text:p text:style-name="P1">[19:15] &lt;paje&gt; eu sei... tive ae antes de ir la pra furnas</text:p>
      <text:p text:style-name="P1">[19:15] &lt;mondegrass&gt; serio?</text:p>
      <text:p text:style-name="P1">[19:15] &lt;mondegrass&gt; que massa</text:p>
      <text:p text:style-name="P1">[19:15] &lt;mondegrass&gt; mas existe a grande montanha</text:p>
      <text:p text:style-name="P1">[19:15] &lt;mondegrass&gt; que comeca aqui e o alto é la em pocos de caldas</text:p>
      <text:p text:style-name="P1">[19:15] &lt;mondegrass&gt; da proxima vez que estiver por aqui, bora chegar pra tomar um café</text:p>
      <text:p text:style-name="P1">[19:16] &lt;paje&gt; alterosa, campos gerais, boa esperanca, machado</text:p>
      <text:p text:style-name="P1">[19:16] &lt;mondegrass&gt; cafe</text:p>
      <text:p text:style-name="P1">[19:16] &lt;paje&gt; pode cre !!</text:p>
      <text:p text:style-name="P1">[19:16] &lt;paje&gt; mas eu tomo uma cachaca, pode ser ?</text:p>
      <text:p text:style-name="P1">[19:16] &lt;paje&gt; :)</text:p>
      <text:p text:style-name="P1">[19:16] &lt;mondegrass&gt; eu tenho uma da boa</text:p>
      <text:p text:style-name="P1">[19:16] &lt;mondegrass&gt; de nova resende</text:p>
      <text:p text:style-name="P1">[19:16] &lt;paje&gt; eu fazia minas gerais no gesac....</text:p>
      <text:p text:style-name="P1">[19:16] &lt;teia&gt; hummmmm, senti até o cheiro.....</text:p>
      <text:p text:style-name="P1">[19:17] &lt;paje&gt; massa, tomara que nao demore, pq agora to meio longe, mas nos vemos sim. eu banco o queijo e o cigarro de palha !</text:p>
      <text:p text:style-name="P1">[19:17] &lt;mondegrass&gt; haha, entao ta feito!</text:p>
      <text:p text:style-name="P1">[19:17] &lt;paje&gt; abracos !</text:p>
      <text:p text:style-name="P1">[19:17] &lt;mondegrass&gt; abracos</text:p>
      <text:p text:style-name="P1">[19:17] &lt;mondegrass&gt; :)</text:p>
      <text:p text:style-name="P1">[19:17] &lt;paje&gt; valeu teia, teh mais !</text:p>
      <text:p text:style-name="P1">[19:18] &lt;teia&gt; inté</text:p>
      <text:p text:style-name="P1">[19:18] == paje [~chatzilla@client-80-5-44-129.cht-bng-015.adsl.virginmedia.net] has quit [Quit: ChatZilla 0.9.86 [Firefox 3.6.6/20100625231939]]</text:p>
      <text:p text:style-name="P1">[19:19] &lt;mondegrass&gt; nossa, que massa isso</text:p>
      <text:p text:style-name="P1">[19:19] &lt;teia&gt; então, acho q gente podia olhar esse material e jogar as ideias a partir do dia 18.....</text:p>
      <text:p text:style-name="P1">[19:19] &lt;mondegrass&gt; eu to dentro total</text:p>
      <text:p text:style-name="P1">[19:20] &lt;teia&gt; eu tb....!</text:p>
      <text:p text:style-name="P1">[19:20] &lt;teia&gt; vc tem bastante material, né.... :)</text:p>
      <text:p text:style-name="P1">[19:20] &lt;mondegrass&gt; teia, se eu ficar sem internet, vamos trocando ideia por email</text:p>
      <text:p text:style-name="P1">[19:20] &lt;mondegrass&gt; nao quero perder o fio dessa vez</text:p>
      <text:p text:style-name="P1">[19:20] &lt;teia&gt; isso....</text:p>
      <text:p text:style-name="P1">[19:21] &lt;teia&gt; podemos pegar as poesias e tentar mixar com nossas falar... com nossas "histórias" q vão se cruzar com a sua,,,</text:p>
      <text:p text:style-name="P1">[19:22] &lt;teia&gt; manda sempre pra esse: teiacamargo@gmail.com</text:p>
      <text:p text:style-name="P1">[19:22] &lt;mondegrass&gt; ta</text:p>
      <text:p text:style-name="P1">[19:22] &lt;mondegrass&gt; anotado</text:p>
      <text:p text:style-name="P1">[19:22] &lt;silia&gt; sim..como tá o processo do dowloadi aí teia?</text:p>
      <text:p text:style-name="P1">[19:23] &lt;mondegrass&gt; silia, foi tao legal o jazz infernal rolando aqui.</text:p>
      <text:p text:style-name="P1">[19:23] &lt;silia&gt; hahahah, tem algum registro disso?</text:p>
      <text:p text:style-name="P1">[19:24] &lt;mondegrass&gt; nao porque foi em discotecagem</text:p>
      <text:p text:style-name="P1">[19:24] &lt;mondegrass&gt; junto com a projecao</text:p>
      <text:p text:style-name="P1">[19:25] &lt;silia&gt; shhh</text:p>
      <text:p text:style-name="P1">[19:25] &lt;teia&gt; silia, essa birosca tá lenta demais... aliás, acho q parou....</text:p>
      <text:p text:style-name="P1">[19:25] &lt;silia&gt; ah..vamos fazer uma historia com algumas musicas por ai =)</text:p>
      <text:p text:style-name="P1">[19:25] &lt;mondegrass&gt; mas o efeito e interessante, principalmente pelo lance dos graves e piano intercalados</text:p>
      <text:p text:style-name="P1"><text:soft-page-break/>[19:25] &lt;silia&gt; que pena teia =(</text:p>
      <text:p text:style-name="P1">[19:26] &lt;mondegrass&gt; vamos</text:p>
      <text:p text:style-name="P1">[19:30] &lt;teia&gt; gente, vou ter q desocupar a máquina.... silia pego a novela dia 18, pode ser?</text:p>
      <text:p text:style-name="P1">[19:31] &lt;silia&gt; tem alguns videos no youtube</text:p>
      <text:p text:style-name="P1">[19:31] &lt;silia&gt; pode sim teia</text:p>
      <text:p text:style-name="P1">[19:31] &lt;teia&gt; :) então....vamos em frente? dia 18, às 18h, pode ser?</text:p>
      <text:p text:style-name="P1">[19:31] &lt;teia&gt; tem links, silia?</text:p>
      <text:p text:style-name="P1">[19:31] &lt;mondegrass&gt; combinado</text:p>
      <text:p text:style-name="P1">[19:32] &lt;teia&gt; :) otimo!</text:p>
      <text:p text:style-name="P1">[19:32] &lt;teia&gt; eh sempre rever vcs, bjs</text:p>
      <text:p text:style-name="P1">[19:32] &lt;teia&gt; *bom</text:p>
      <text:p text:style-name="P1">[19:32] &lt;silia&gt; é um prazer</text:p>
      <text:p text:style-name="P1">[19:32] &lt;mondegrass&gt; saudacoes, teia</text:p>
      <text:p text:style-name="P1">[19:32] &lt;mondegrass&gt; eu digo o mesmo</text:p>
      <text:p text:style-name="P1">[19:33] &lt;teia&gt; inté, e obrigada!</text:p>
      <text:p text:style-name="P1">[19:33] &lt;mondegrass&gt; inté</text:p>
      <text:p text:style-name="P1">[19:33] == teia [~IceChat7@201.91.254.170] has quit [Quit: It's a dud! It's a dud! It's a du...]</text:p>
      <text:p text:style-name="P1">[19:34] &lt;mondegrass&gt; silia, aquele blog que me passou tem varias coisas legais tb</text:p>
      <text:p text:style-name="P1">[19:34] &lt;mondegrass&gt; de onde baixei suas sonoridades</text:p>
      <text:p text:style-name="P1">[19:35] &lt;silia&gt; huuuuuum</text:p>
      <text:p text:style-name="P1">[19:35] &lt;silia&gt; é mesmo!</text:p>
      <text:p text:style-name="P1">[19:45] &lt;silia&gt; FUI!!!!!!!!!1</text:p>
      <text:p text:style-name="P1">[19:45] == silia [~quassel@143.107.91.124] has quit [Remote host closed the connection]</text:p>
      <text:p text:style-name="P1">[20:04] &lt;mondegrass&gt; boa noite, pessoal. saudacoes! :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12T18:22:47.99</meta:creation-date>
    <meta:document-statistic meta:table-count="0" meta:image-count="0" meta:object-count="0" meta:page-count="13" meta:paragraph-count="611" meta:word-count="4491" meta:character-count="29718"/>
    <dc:date>2010-07-12T21:07:37.04</dc:date>
    <meta:editing-duration>PT02H29M38S</meta:editing-duration>
    <meta:editing-cycles>1</meta:editing-cycles>
    <meta:generator>BrOffice.org/3.1$Win32 OpenOffice.org_project/310m19$Build-9420</meta:generator>
  </office:meta>
</office:document-meta>
</file>